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635cm" fo:margin-bottom="0cm" loext:contextual-spacing="false" fo:line-height="100%" fo:text-align="justify"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master-page-name="Standard">
      <style:paragraph-properties fo:margin-top="0.635cm" fo:margin-bottom="0cm" loext:contextual-spacing="false" fo:line-height="100%" fo:text-align="justify" style:justify-single-word="false" style:page-number="1"/>
      <style:text-properties style:font-name="Times New Roman" style:font-name-asian="Times New Roman1" style:font-name-complex="Times New Roman1"/>
    </style:style>
    <style:style style:name="P4" style:family="paragraph" style:parent-style-name="Standard">
      <style:paragraph-properties fo:margin-top="0.635cm" fo:margin-bottom="0cm" loext:contextual-spacing="false" fo:line-height="100%" fo:text-align="justify" style:justify-single-word="false"/>
      <style:text-properties style:font-name="Times New Roman"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fo:color="#1155cc" style:font-name="Times New Roman" style:text-underline-style="solid" style:text-underline-width="auto" style:text-underline-color="font-color" style:font-name-asian="Times New Roman1" style:font-name-complex="Times New Roman1"/>
    </style:style>
    <style:style style:name="T3" style:family="text">
      <style:text-properties fo:color="#1155cc" style:text-underline-style="solid" style:text-underline-width="auto" style:text-underline-color="font-color"/>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zas niepostrzeżenie toczy się do przodu z naprawdę dużą prędkością. Jeszcze w pamięci mam akcję ratunkową dla uczestnika który przybył po zamknięciu drzwi na befora i konieczność wciągania go przez okno na 1 piętrze w 2015 r., a teraz wracam pociągiem już z 6 edycji Twilightmeeta – naprawdę udanego meeta.</text:p>
      <text:p text:style-name="P4">Zabierając się do tej relacji odświeżyłem sobie moje poprzednie teksty z meetów, bo przez przerwę wyszedłem z pewnej wprawy. I właśnie zapoznanie się ze starymi artykułami uświadomiło mi, jak wszystko się zmienia. Kiedyś bardzo lubowałem się w porównywaniu do Crystal Fair, jak i obowiązkowym elementem każdej recenzji była ocena sprawności akredytacji. Teraz? Przy porównaniu do Crystal Fair, można powiedzieć, że organizatorzy zrobili wszystko, co było tylko możliwe w ich mocy, aby jak najlepiej było ogarnięte i zaplanowanie. A reszta porównania w większym znaczeniu aktualnie nie ma sensu, bo to już zupełnie dwie różne skale. Meet jak na warunki polskie i tak był spory, szczególnie że fandom jest aktualnie na sporym zakręcie, ale o tym później.</text:p>
      <text:p text:style-name="P4">Akredytacji też nie mam jak oceniać. To nie czasy, kiedy w chwili otwarcia drzwi wlewał się przez nie tłum ponad 200 osób. Całkiem sporo osób przyjechało wcześniej, w piątek, więc akredytacja była bardzo sprawna, bo rozciągnięta w naprawdę potężnym czasie. Nawet jeżeli w okolicach godziny 10 zjawiło się więcej osób, to ja nie dostrzegłem, by stali i czekali w zastraszającej kolejce do odprawy.</text:p>
      <text:p text:style-name="P4">A wszystko to toczyło się w szkole w Gdyni, która była naprawdę przyjemnym obiektem. 2 piętra z wielkimi korytarzami, 5 salami na prelekcje i całkiem sporym parkingiem. Miejscówka zapewniała wszystko, co potrzeba, łącznie z możliwością wzięcia prysznicu, a i czynną maszynę z przekąskami wypatrzyłem, więc nawet desperacki głód o 4 nad ranem można było pokonać.</text:p>
      <text:p text:style-name="P4">Tak jak już wcześniej wspomniałem, o 10 ruszyła akredytacja dla osób, które przybyły rano. Pół godziny później była krótka przemowa i oficjalne otwarcie meeta, zaś panele wystartowały o 11. Pierwszy, który odwiedziłem, prowadziła Emiko i dotyczył on „Cultural appropriation” w MLP. Tłumaczenie tego to według mnie po prostu „zapożyczenia kulturowe”, choć zdecydowanie zgodzę się z prelegentką, że nie oddaje ono ducha ani problemu, jakim jest, bo Polska nigdy nie była imperium kolonialnym, więc też i nie mamy takich problemów. Sama prelekcja bardzo szybko ewoluowała w stronę moderowanej dyskusji, gdzie razem znajdowaliśmy kolejne tematy i aspekty do pochylenia się nad nimi.</text:p>
      <text:p text:style-name="P1"><text:span text:style-name="T1">Następnie była najgorsza prelekcja, na jakiej przyszło mi kiedykolwiek uczestniczyć i nie będę tego owijał w bawełnę. Uważam że konstruktywna krytyka może naprawdę dużo zdziałać i następna prelekcja Uty będzie jak porównywanie nieba do ziemi. Prelekcja o „Muzyce w MLP – nawiązania i ciekawostki” była tak naprawdę ekspresowym wymienieniem większości utworów z serialu i filmów, włącznie z „Equestria Girls”, obarczonym błędami merytorycznymi, jak np. że „Art of the Dress” wcale nie jest pierwszym utworem, a jest nim „Laughter Song”, zwyczajowo nazywana „Giggle at the Ghostly”, która pojawia się w pierwszym odcinku pierwszego sezonu. Albo chociaż niewspomnienie słowem o nawiązaniach przy openingu pierwszego Equestria Girls, że Daniel Ingram inspirował się fandomowym remixem od Axel S, do czego się przyznaje i swego czasu to była naprawdę duża oraz mocno komentowana sprawa, jak mocny wpływ na twórców może mieć nasz fandom. Zresztą sami sobie porównajcie, jeżeli nie pamiętacie, wersję z EQG </text:span><text:a xlink:type="simple" xlink:href="https://youtu.be/4GSLJfquMUU" text:style-name="Internet_20_link" text:visited-style-name="Visited_20_Internet_20_Link"><text:span text:style-name="T2">https://youtu.be/4GSLJfquMUU</text:span></text:a><text:span text:style-name="T1"> i remixu </text:span><text:a xlink:type="simple" xlink:href="https://youtu.be/NJAXPbxORuA" text:style-name="Internet_20_link" text:visited-style-name="Visited_20_Internet_20_Link"><text:span text:style-name="T2">https://youtu.be/NJAXPbxORuA</text:span></text:a><text:span text:style-name="T1">. Jeżeli ktoś chciałby dyskutować, że nie zgadza mu się data przy filmie, to spieszę poinformować, że nie jest to oryginalny upload na konto twórcy, tylko jego archiwum. Ale znalazłem reuploady w innych kanałach z 2012, a osobiście zdaje mi się, że utwór pochodzi z końcówki 2011. Do tej beczki dziegciu mogę wrzucić łyżeczkę miodu, jaką były choćby ciekawostki statystyczne, ile w serialu jest utworów o szyciu, ale przez wspomniane błędy nie mogę mieć zaufania, czy podana liczba też nie jest błędna. Prelekcja skierowana tak naprawdę do nikogo. Bo ludzie z konkretnym stażem nie tylko nie znaleźli nic ciekawego, ale także zostali przygnieceni </text:span><text:soft-page-break/><text:span text:style-name="T1">ogromną ilością błędów lub pominięć. Zaś nowoponiacze zagubią się i nic nie ogarną, bo prelekcja poprowadzona była w sposób bardzo chaotyczny, a prezentacja, która aż prosiła się o fragmenty utworów, składała się wyłącznie z klatek z serialu. W przeszłości byłem na kilku prelekcjach, które były w podobnym startowym stanie, ale prelegent potrafił przekuć je w inteligentną, moderowaną dyskusję. To jest taka forma ratunku, która przy ogarniętej osobie zawsze doprowadzi przynajmniej do oceny panelu między średnią a dobrą. A tutaj tego zabrakło, bo po przegalopowaniu przez materiał, otwarciem dyskusji nie można nazwać tekstu „Czy ktoś ma jakieś pytania? <text:s/>&lt;30 s ciszy&gt; No to w takim razie dziękuję za przyjście”.</text:span></text:p>
      <text:p text:style-name="P1"><text:span text:style-name="T1">Kolejnym panel, na który wpadłem był prowadzony o depresji przez Lemura. I nie był on głównie skierowany do osób, które niewiele lub nic nie wiedzą na ten temat, a raczej do osób, które w jakiś zakresie już spotkały się z zagadnieniem, ale nie na własnej skórze. Lemur na podstawie własnego przypadku i doświadczeń opisywał, jak to wszystko wygląda, jakie są poszczególne procesy, etapy, </text:span><office:annotation office:name="__Annotation__20_1572919372"><dc:creator>Maciek Tereszkiewicz</dc:creator><dc:date>2018-07-30T17:53:42</dc:date><text:p><text:span text:style-name="T4">Leczenia depresji. Jak widzę uciekło mi i muszę gdzieś dokleić.</text:span></text:p></office:annotation><office:annotation office:name="__Annotation__18_1572919372"><dc:creator>Jakub Lisiecki</dc:creator><dc:date>2018-07-26T19:07:09</dc:date><text:p><text:span text:style-name="T4">Chciane skutki depresji?</text:span></text:p></office:annotation><text:span text:style-name="T1">skutki chciane</text:span><office:annotation-end office:name="__Annotation__18_1572919372"/><office:annotation-end office:name="__Annotation__20_1572919372"/><text:span text:style-name="T1"> i nie leczenia, itd. Takie studium przypadku na podstawie jednej osoby zostało wzbogacone przez obserwacje osób, którym prelegent pomaga i które zwróciły się do niego o pomoc, jak i uczestników z sali, którzy również mieli bliższy kontakt lub też przeszli przez tą chorobę. I tutaj należy się jedno dementi i informacja, bo jeszcze w trakcie meeta spotkałem się z tym okrutnym stwierdzeniem. Lemur NIE SZUKAŁ ATENCJI poprzez opowieść o swoich doświadczeniach. Dzielił się nimi z nami w bardzo konkretnym celu, jakim było przełamanie wielu stereotypów, które narosły wokół tego zagadnienia, oraz aby dać nam szersze spojrzenie, jak to wszystko wygląda w praktyce, a nie tylko w teorii, z którą człowiek ma kontakt. Wracając na chwilę do samej atencji, wiadomo jest, że niektórzy zrobią wszystko, by ją otrzymać, łącznie z udawaniem choroby. I nawet jeżeli ktoś będzie miał pecha i będzie otrzymywali wiadomości tylko od takich osób, to nie możemy ich na starcie zignorować, bo zawsze jest możliwość, że ktoś naprawdę potrzebuje pomocy, a nasza znieczulica może tylko pogorszyć sytuację. A sposobem, aby to zweryfikować, jest skierowanie w sposób subtelny tej osoby do lekarza. Symulant za nic w świecie nie da się namówić, a ten, co potrzebuje pomocy, da się prędzej czy później przekonać. Lemur prowadzi także blog</text:span><text:a xlink:type="simple" xlink:href="http://lemurzerozkminki.blogspot.com/" text:style-name="Internet_20_link" text:visited-style-name="Visited_20_Internet_20_Link"><text:span text:style-name="T1"> </text:span></text:a><text:a xlink:type="simple" xlink:href="http://lemurzerozkminki.blogspot.com/" text:style-name="Internet_20_link" text:visited-style-name="Visited_20_Internet_20_Link"><text:span text:style-name="T2">http://lemurzerozkminki.blogspot.com/</text:span></text:a><text:span text:style-name="T1"> gdzie opisuje, niestety dość rzadko, swoje przeboje z chorobą. Jeżeli ktoś jest zainteresowany historiami, szuka porady albo chciałby pogadać, to również znajdzie tam kontakt. Na tyle, na ile go znam, mogę zagwarantować, że wiadomości nie zostawia bez odpowiedzi, choć trzeba mu się czasami przypominać, bo ma problem z pamięcią. Tak Lemur, nawiązuje do tego, jak czekałem na ciebie pod salą organizatorów ;)</text:span></text:p>
      <text:p text:style-name="P4">Ostatnia prelekcja, jaką odwiedziłem, była o Galaconie w wykonaniu Kredke, Pawła z Łodzi i Wonsza. A opowiadała nie tyle o samym wydarzeniu, jak o logistyce, jak się tam dostać, gdzie dobrze się bawić i na co uważać, aby nie odejść na zawał serca. Wszystko było rzeczowo przedstawione w postaci relacji z wyprawy na zeszłoroczny Galacon. Można było poznać, jakie były jej koszty z rozbiciem na poszczególne wydatki, dowiedzieć, jakie są porady planistyczne, jeżeli nie chcemy zbankrutować, oraz na co się przygotować na miejscu. A porady mogą być na pierwszy, drugi, a i nawet dziesiąty rzut oka absurdalne. No bo jak to można żyć „atmosferą konwentu” i dwiema marnymi kromkami na cały dzień. A no można, co osobiście potwierdzam i człowiek nie tylko nie czuje się źle, ale z każdym dniem konwentu jest coraz lepiej nakręcony jego pozytywną atmosferą. Teraz przy okazji należy powiedzieć, że nie przyszedłem na panel po to, by poznać Galacon, bo wiedziałem o nim całkiem sporo, zarówno jeżeli chodzi o te informacje oficjalnie, jak i te związane z szeroko pojętą atmosferą. To, co mnie interesowało, to nastawienie osób na sali. Czy ludzie aktualnie są bardziej czy mniej przekonani do takich imprez z dużym rozmachem. I osobiście mam wrażenie, że prelegentom udało się przekonać uczestników, że nie można patrzeć na te imprezy tylko przez bilans wydatków, tym bardziej, że jeżeli chcemy kupić coś od wystawców, to kwoty zapierają dech w piersiach. To, co wywozi się z takich imprez, jak to określił Kredkę to „naładowanie pozytywną energią, która buzuje i wręcz rozsadza człowieka”. Kumulacja tak intensywnych wspomnień i przeżyć w 3 dni nie jest możliwa do przełożenia na wymiar finansowy. Bo są one dużo więcej warte niż jakiekolwiek pieniądze.</text:p>
      <text:p text:style-name="P4"><text:soft-page-break/>Zamknięciem oficjalnej części meetu była już tradycyjna w naszym fandomie aukcja charytatywna. A do wyboru rzeczy małe i duże, normalne i nie. Z ciekawszych i nietypowych gadżetów jakie można było wylicytować należy wymienić art zrobiony metodą quillingu (zwijanie papieru https://www.deviantart.com/rzymonzpapieru/art/Quilling-King-Sombra-743859201), panel od drukarki z autografami organizatorów albo maska samochodowa, na której podpisywali się ludzie w trakcie V Twilightmeeta. Duża inwencją twórczą i poczuciem humory wykazał się Moroz, który prowadził aukcję, jak i uczestnicy. No bo kto uwierzy, że da radę sprzedać mały, używany woreczek strunowy za 15 zł.</text:p>
      <text:p text:style-name="P4">A potem nastał after i nocne harce. Miałem wtedy przyjemność porozmawiać z Wonszem o kondycji fandomu. Wszyscy widzą, że fandom jest w fazie schyłkowej, co można dostrzec gołym okiem, choćby na meetach. Ale zdecydowanie się nie zgodzę, że jest to definitywne umieranie. Fandom właśnie pokonuje dość ostry zakręt i tak naprawdę nie wiemy, gdzie z niego wyjedziemy. Zgadza się, że może on się zakończyć śmiercią fandomu, ale mamy podobne szanse na stabilizację, jak i ponowny wzrost popularności. W trakcie tej rozmowy, Wonsz powiedział, że będzie mu tego wszystkiego brakować, jeżeli fandom zakończy swój żywot. Ja pod tym twierdzeniem podpisuję się dwiema rękami i myślę, że nie tylko nasza dwójka ma takie przemyślenia.</text:p>
      <text:p text:style-name="P4">Kończąc już tę relację, pisaną w pociągu powrotnym, mogę całość meeta śmiało ocenić jako bardzo dobry. Dobra miejscówka, sprawna organizacja, ciekawe atrakcje, no i porządne prowadzenie całości. W wagonie miałem też przyjemność uciąć sobie dyskusję z osobą, która aż tak mocno nie była zadowolona z imprezy. I o ile z większością uwag nie mogłem się zgodzić, tak jedna była celna. Organizatorzy na w stronie wydarzenia zapewniali, że będą materace, po czym na miejscu okazało się, że ich nie ma. Bo zgłoszeniu tego problemu udało się zorganizować parę sztuk, które rozeszły się w ekspresowym tempie. Jeżeli ktoś jechał z minimalnym ekwipunkiem, bez żadnej karimaty, był to dla niego spory problem. Pomimo tej drobnej wpadki, sprawdził się opis, jaki daliśmy na naszym fanpage'u – Twilightmeety to marka sama w sobie. Jadąc na nie, można być pewnym dobrych wspomnień.</text:p>
      <text:p text:style-name="P2"/>
      <text:p text:style-name="P2">Grafiki <text:a xlink:type="simple" xlink:href="https://photos.app.goo.gl/Vu5nZWdS5WHV25xP7" text:style-name="Internet_20_link" text:visited-style-name="Visited_20_Internet_20_Link"><text:span text:style-name="T3">https://photos.app.goo.gl/Vu5nZWdS5WHV25xP7</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8-02T18:08:40.995000000</dc:date>
    <meta:editing-duration>P2DT21H33M17S</meta:editing-duration>
    <meta:editing-cycles>1</meta:editing-cycles>
    <meta:document-statistic meta:table-count="0" meta:image-count="0" meta:object-count="0" meta:page-count="3" meta:paragraph-count="12" meta:word-count="1695" meta:character-count="11134" meta:non-whitespace-character-count="9446"/>
  </office:meta>
</office:document-meta>
</file>